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ValueTransform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ValueTransformer.StringValue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ValueTransformer.transform( Object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